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gr2" style:family="graphic">
      <style:graphic-properties style:protect="size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P4" style:family="paragraph">
      <loext:graphic-properties draw:fill-color="#ffffff"/>
    </style:style>
    <style:style style:name="T1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font-name="Segoe UI Semibold" fo:font-size="20pt" style:text-underline-style="none" style:font-name-asian="Times New Roman" style:font-size-asian="20pt" style:language-asian="ar" style:country-asian="SA" style:font-size-complex="20pt"/>
    </style:style>
    <style:style style:name="T3" style:family="text">
      <style:text-properties style:font-name="Segoe UI Semibold" fo:font-size="20pt" fo:font-style="italic" style:text-underline-style="none" style:font-name-asian="Times New Roman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3" draw:layer="layout" svg:width="24.384cm" svg:height="10.591cm" svg:x="1.778cm" svg:y="0.762cm">
          <draw:text-box>
            <text:p text:style-name="P1"><text:span text:style-name="T1">ACKNOWLEDGMENTS</text:span></text:p>
            <text:p text:style-name="P2"><text:span text:style-name="T2">Creative Worship for the Lutheran Parish, Series C, Quarter 1.</text:span></text:p>
            <text:p text:style-name="P2"><text:span text:style-name="T2">Copyright © 2018 Concordia Publishing House.</text:span></text:p>
            <text:p text:style-name="P2"><text:span text:style-name="T2">All rights reserved. Used by permission.</text:span></text:p>
            <text:p text:style-name="P2"><text:span text:style-name="T2"/></text:p>
            <text:p text:style-name="P2"><text:span text:style-name="T2">Unless otherwise indicated,</text:span></text:p>
            <text:p text:style-name="P2"><text:span text:style-name="T2">all scripture quotations are from </text:span><text:span text:style-name="T3">The Holy Bible, English Standard Version</text:span><text:span text:style-name="T2">, copyright © 2001 by Crossway Bibles, a division of Good News Publishers. Used by permission. All rights reserved.</text:span></text:p>
            <text:p text:style-name="P2"><text:span text:style-name="T2"/></text:p>
            <text:p text:style-name="P2"><text:span text:style-name="T2">Created by Lutheran Service Builder © 2006 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Cambria" fo:font-family="Cambria" style:font-family-generic="roman" style:font-pitch="variable" fo:font-size="13pt" fo:language="en" fo:country="US" fo:font-weight="bold" style:font-name-asian="Cambria1" style:font-family-asian="Cambria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12:16:47.127000000</meta:creation-date>
    <dc:date>2019-01-15T23:01:31.322000000</dc:date>
    <meta:editing-duration>PT38M46S</meta:editing-duration>
    <meta:editing-cycles>38</meta:editing-cycles>
    <meta:generator>LibreOffice/6.1.3.2$Windows_X86_64 LibreOffice_project/86daf60bf00efa86ad547e59e09d6bb77c699acb</meta:generator>
    <meta:document-statistic meta:object-count="36"/>
  </office:meta>
</office:document-meta>
</file>